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mua 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Aplikasi Off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gsof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i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 </text:p>
          </table:table-cell>
          <table:covered-table-cell table:style-name="ce5"/>
          <table:table-cell table:formula="of:=[.D4]+[.D5]+[.D6]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Web Brows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romiu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dori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formula="of:=[.D10]+[.D11]+[.D12]" office:value-type="float" office:value="23" calcext:value-type="float">
            <text:p>23</text:p>
          </table:table-cell>
        </table:table-row>
      </table:table>
      <table:table table:name="Office" table:style-name="ta1">
        <table:shapes>
          <draw:frame draw:z-index="0" draw:style-name="gr1" draw:text-style-name="P1" svg:width="451.7pt" svg:height="208.12pt" svg:x="18.71pt" svg:y="11.28pt">
            <draw:object draw:notify-on-update-of-ranges="Office.C20:Office.C22 Office.D19:Office.D19 Office.D20:Office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Aplikasi Office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ingsoft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ibreoffic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biword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2" calcext:value-type="float">
            <text:p>22</text:p>
          </table:table-cell>
        </table:table-row>
      </table:table>
      <table:table table:name="web browser" table:style-name="ta1">
        <table:shapes>
          <draw:frame draw:z-index="0" draw:style-name="gr1" draw:text-style-name="P1" svg:width="345.71pt" svg:height="198.91pt" svg:x="35.89pt" svg:y="14.94pt">
            <draw:object draw:notify-on-update-of-ranges="'web browser'.C20:'web browser'.C22 'web browser'.D19:'web browser'.D19 'web browser'.D20:'web browser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Web Browse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Firefox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hromium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idori</text:p>
          </table:table-cell>
          <table:table-cell table:style-name="ce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File Manager" table:style-name="ta1">
        <table:shapes>
          <draw:frame draw:z-index="0" draw:style-name="gr1" draw:text-style-name="P1" svg:width="359.91pt" svg:height="200.27pt" svg:x="23.95pt" svg:y="17.32pt">
            <draw:object draw:notify-on-update-of-ranges="'File Manager'.C20:'File Manager'.C22 'File Manager'.D19:'File Manager'.D19 'File Manager'.D20:'File Manager'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Web Browse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hunar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autilus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Dolpin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2" calcext:value-type="float">
            <text:p>22</text:p>
          </table:table-cell>
        </table:table-row>
      </table:table>
      <table:table table:name="Musik Player" table:style-name="ta1">
        <table:shapes>
          <draw:frame draw:z-index="0" draw:style-name="gr1" draw:text-style-name="P1" svg:width="342.71pt" svg:height="192.76pt" svg:x="37.73pt" svg:y="21.83pt">
            <draw:object draw:notify-on-update-of-ranges="'Musik Player'.C20:'Musik Player'.C22 'Musik Player'.D19:'Musik Player'.D19 'Musik Player'.D20:'Musik Player'.D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Musik Playe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udacious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Rhythmbox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maro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Video Player" table:style-name="ta1">
        <table:shapes>
          <draw:frame draw:z-index="0" draw:style-name="gr1" draw:text-style-name="P1" svg:width="394.13pt" svg:height="177.68pt" svg:x="39.03pt" svg:y="27.86pt">
            <draw:object draw:notify-on-update-of-ranges="'Video Player'.C20:'Video Player'.C22 'Video Player'.D19:'Video Player'.D19 'Video Player'.D20:'Video Player'.D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Video Playe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VLC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arole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nome MPV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Editing Photo" table:style-name="ta1">
        <table:shapes>
          <draw:frame draw:z-index="0" draw:style-name="gr1" draw:text-style-name="P1" svg:width="386.28pt" svg:height="190.52pt" svg:x="31.21pt" svg:y="16.55pt">
            <draw:object draw:notify-on-update-of-ranges="'Editing Photo'.C20:'Editing Photo'.C21 'Editing Photo'.D19:'Editing Photo'.D19 'Editing Photo'.D20:'Editing Photo'.D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Editing Photo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imp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Krita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style-name="ce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Editing Suara" table:style-name="ta1">
        <table:shapes>
          <draw:frame draw:z-index="0" draw:style-name="gr1" draw:text-style-name="P1" svg:width="366.83pt" svg:height="192.76pt" svg:x="32pt" svg:y="17.32pt">
            <draw:object draw:notify-on-update-of-ranges="'Editing Suara'.C20:'Editing Suara'.C21 'Editing Suara'.D19:'Editing Suara'.D19 'Editing Suara'.D20:'Editing Suara'.D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Editing Suara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Audacity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Ardour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style-name="ce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Editing Vektor" table:style-name="ta1">
        <table:shapes>
          <draw:frame draw:z-index="0" draw:style-name="gr1" draw:text-style-name="P1" svg:width="371.51pt" svg:height="198.03pt" svg:x="37.47pt" svg:y="11.28pt">
            <draw:object draw:notify-on-update-of-ranges="'Editing Vektor'.C20:'Editing Vektor'.C21 'Editing Vektor'.D19:'Editing Vektor'.D19 'Editing Vektor'.D20:'Editing Vektor'.D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Editing Vekto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Inkscape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vavit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style-name="ce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3" calcext:value-type="float">
            <text:p>23</text:p>
          </table:table-cell>
        </table:table-row>
      </table:table>
      <table:table table:name="Text Editor" table:style-name="ta1">
        <table:shapes>
          <draw:frame draw:z-index="0" draw:style-name="gr1" draw:text-style-name="P1" svg:width="367.6pt" svg:height="188.99pt" svg:x="46.83pt" svg:y="21.83pt">
            <draw:object draw:notify-on-update-of-ranges="'Text Editor'.C20:'Text Editor'.C21 'Text Editor'.D19:'Text Editor'.D19 'Text Editor'.D20:'Text Editor'.D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Nama Program</text:p>
          </table:table-cell>
          <table:table-cell table:style-name="ce2" office:value-type="string" calcext:value-type="string">
            <text:p>Text Editor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ublime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any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style-name="ce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umlah</text:p>
          </table:table-cell>
          <table:covered-table-cell table:style-name="ce5"/>
          <table:table-cell table:style-name="ce1" table:formula="of:=[.D20]+[.D21]+[.D22]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3:02:41.395758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9:16:16.070047861</meta:creation-date>
    <dc:date>2018-05-18T14:39:55.579917172</dc:date>
    <meta:editing-duration>PT1H22M51S</meta:editing-duration>
    <meta:editing-cycles>13</meta:editing-cycles>
    <meta:generator>LibreOffice/6.0.3.2$Linux_X86_64 LibreOffice_project/00m0$Build-2</meta:generator>
    <meta:document-statistic meta:table-count="10" meta:cell-count="14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36cm" svg:height="7.343cm" xlink:href=".." xlink:type="simple" chart:class="chart:bar" chart:style-name="ch1">
        <chart:legend chart:legend-position="end" svg:x="12.932cm" svg:y="3.411cm" style:legend-expansion="high" chart:style-name="ch2"/>
        <chart:plot-area chart:style-name="ch3" table:cell-range-address="Office.C19:Office.D22" chart:data-source-has-labels="both" svg:x="0.318cm" svg:y="0.146cm" svg:width="12.296cm" svg:height="7.051cm">
          <chartooo:coordinate-region svg:x="0.939cm" svg:y="0.306cm" svg:width="11.675cm" svg:height="6.323cm"/>
          <chart:axis chart:dimension="x" chart:name="primary-x" chart:style-name="ch4" chartooo:axis-type="auto">
            <chartooo:date-scale/>
            <chart:categories table:cell-range-address="Office.C20:Office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ffice.D20:Office.D22" chart:label-cell-address="Office.D19:Office.D1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likasi Office</text:p>
                <draw:g>
                  <svg:desc>Office.D19:Office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ingsoft</text:p>
                <draw:g>
                  <svg:desc>Office.C20:Office.C22</svg:desc>
                </draw:g>
              </table:table-cell>
              <table:table-cell office:value-type="float" office:value="5">
                <text:p>5</text:p>
                <draw:g>
                  <svg:desc>Office.D20:Office.D22</svg:desc>
                </draw:g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biwor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7cm" svg:height="7.018cm" xlink:href=".." xlink:type="simple" chart:class="chart:bar" chart:style-name="ch1">
        <chart:legend chart:legend-position="end" svg:x="9.405cm" svg:y="3.249cm" style:legend-expansion="high" chart:style-name="ch2"/>
        <chart:plot-area chart:style-name="ch3" table:cell-range-address="'web browser'.C19:'web browser'.D22" chart:data-source-has-labels="both" svg:x="0.243cm" svg:y="0.14cm" svg:width="8.919cm" svg:height="6.738cm">
          <chartooo:coordinate-region svg:x="0.864cm" svg:y="0.3cm" svg:width="8.298cm" svg:height="6.01cm"/>
          <chart:axis chart:dimension="x" chart:name="primary-x" chart:style-name="ch4" chartooo:axis-type="auto">
            <chartooo:date-scale/>
            <chart:categories table:cell-range-address="'web browser'.C20:'web browser'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b browser'.D20:'web browser'.D22" chart:label-cell-address="'web browser'.D19:'web browser'.D1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 Browser</text:p>
                <draw:g>
                  <svg:desc>'web browser'.D19:'web browse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'web browser'.C20:'web browser'.C22</svg:desc>
                </draw:g>
              </table:table-cell>
              <table:table-cell office:value-type="float" office:value="7">
                <text:p>7</text:p>
                <draw:g>
                  <svg:desc>'web browser'.D20:'web browser'.D22</svg:desc>
                </draw:g>
              </table:table-cell>
            </table:table-row>
            <table:table-row>
              <table:table-cell office:value-type="string">
                <text:p>Chromium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idori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98cm" svg:height="7.066cm" xlink:href=".." xlink:type="simple" chart:class="chart:bar" chart:style-name="ch1">
        <chart:legend chart:legend-position="end" svg:x="9.906cm" svg:y="3.273cm" style:legend-expansion="high" chart:style-name="ch2"/>
        <chart:plot-area chart:style-name="ch3" table:cell-range-address="'File Manager'.C19:'File Manager'.D22" chart:data-source-has-labels="both" svg:x="0.253cm" svg:y="0.141cm" svg:width="9.4cm" svg:height="6.784cm">
          <chartooo:coordinate-region svg:x="0.874cm" svg:y="0.301cm" svg:width="8.779cm" svg:height="6.056cm"/>
          <chart:axis chart:dimension="x" chart:name="primary-x" chart:style-name="ch4" chartooo:axis-type="auto">
            <chartooo:date-scale/>
            <chart:categories table:cell-range-address="'File Manager'.C20:'File Manager'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e Manager'.D20:'File Manager'.D22" chart:label-cell-address="'File Manager'.D19:'File Manager'.D1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 Browser</text:p>
                <draw:g>
                  <svg:desc>'File Manager'.D19:'File Manage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unar</text:p>
                <draw:g>
                  <svg:desc>'File Manager'.C20:'File Manager'.C22</svg:desc>
                </draw:g>
              </table:table-cell>
              <table:table-cell office:value-type="float" office:value="1">
                <text:p>1</text:p>
                <draw:g>
                  <svg:desc>'File Manager'.D20:'File Manager'.D22</svg:desc>
                </draw:g>
              </table:table-cell>
            </table:table-row>
            <table:table-row>
              <table:table-cell office:value-type="string">
                <text:p>Nautilu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olpi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05cm" svg:height="6.269cm" xlink:href=".." xlink:type="simple" chart:class="chart:bar" chart:style-name="ch1">
        <chart:legend chart:legend-position="end" svg:x="11.192cm" svg:y="2.874cm" style:legend-expansion="high" chart:style-name="ch2"/>
        <chart:plot-area chart:style-name="ch3" table:cell-range-address="'Video Player'.C19:'Video Player'.D22" chart:data-source-has-labels="both" svg:x="0.278cm" svg:y="0.125cm" svg:width="10.636cm" svg:height="6.019cm">
          <chartooo:coordinate-region svg:x="0.899cm" svg:y="0.285cm" svg:width="10.015cm" svg:height="5.291cm"/>
          <chart:axis chart:dimension="x" chart:name="primary-x" chart:style-name="ch4" chartooo:axis-type="auto">
            <chartooo:date-scale/>
            <chart:categories table:cell-range-address="'Video Player'.C20:'Video Player'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deo Player'.D20:'Video Player'.D22" chart:label-cell-address="'Video Player'.D19:'Video Player'.D1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deo Player</text:p>
                <draw:g>
                  <svg:desc>'Video Player'.D19:'Video Playe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LC</text:p>
                <draw:g>
                  <svg:desc>'Video Player'.C20:'Video Player'.C22</svg:desc>
                </draw:g>
              </table:table-cell>
              <table:table-cell office:value-type="float" office:value="19">
                <text:p>19</text:p>
                <draw:g>
                  <svg:desc>'Video Player'.D20:'Video Player'.D22</svg:desc>
                </draw:g>
              </table:table-cell>
            </table:table-row>
            <table:table-row>
              <table:table-cell office:value-type="string">
                <text:p>Paro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nome MPV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91cm" svg:height="6.801cm" xlink:href=".." xlink:type="simple" chart:class="chart:bar" chart:style-name="ch1">
        <chart:legend chart:legend-position="end" svg:x="9.325cm" svg:y="3.14cm" style:legend-expansion="high" chart:style-name="ch2"/>
        <chart:plot-area chart:style-name="ch3" table:cell-range-address="'Musik Player'.C19:'Musik Player'.D22" chart:data-source-has-labels="both" svg:x="0.241cm" svg:y="0.136cm" svg:width="8.843cm" svg:height="6.529cm">
          <chartooo:coordinate-region svg:x="0.782cm" svg:y="0.296cm" svg:width="8.222cm" svg:height="5.801cm"/>
          <chart:axis chart:dimension="x" chart:name="primary-x" chart:style-name="ch4" chartooo:axis-type="auto">
            <chartooo:date-scale/>
            <chart:categories table:cell-range-address="'Musik Player'.C20:'Musik Player'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usik Player'.D20:'Musik Player'.D22" chart:label-cell-address="'Musik Player'.D19:'Musik Player'.D1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k Player</text:p>
                <draw:g>
                  <svg:desc>'Musik Player'.D19:'Musik Playe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acious</text:p>
                <draw:g>
                  <svg:desc>'Musik Player'.C20:'Musik Player'.C22</svg:desc>
                </draw:g>
              </table:table-cell>
              <table:table-cell office:value-type="float" office:value="14">
                <text:p>14</text:p>
                <draw:g>
                  <svg:desc>'Musik Player'.D20:'Musik Player'.D22</svg:desc>
                </draw:g>
              </table:table-cell>
            </table:table-row>
            <table:table-row>
              <table:table-cell office:value-type="string">
                <text:p>Rhythmbo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maro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28cm" svg:height="6.722cm" xlink:href=".." xlink:type="simple" chart:class="chart:bar" chart:style-name="ch1">
        <chart:legend chart:legend-position="end" svg:x="10.809cm" svg:y="3.101cm" style:legend-expansion="high" chart:style-name="ch2"/>
        <chart:plot-area chart:style-name="ch3" table:cell-range-address="'Editing Photo'.C19:'Editing Photo'.D21" chart:data-source-has-labels="both" svg:x="0.272cm" svg:y="0.134cm" svg:width="10.265cm" svg:height="6.454cm">
          <chartooo:coordinate-region svg:x="0.893cm" svg:y="0.294cm" svg:width="9.644cm" svg:height="5.726cm"/>
          <chart:axis chart:dimension="x" chart:name="primary-x" chart:style-name="ch4" chartooo:axis-type="auto">
            <chartooo:date-scale/>
            <chart:categories table:cell-range-address="'Editing Photo'.C20:'Editing Photo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iting Photo'.D20:'Editing Photo'.D21" chart:label-cell-address="'Editing Photo'.D19:'Editing Photo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ing Photo</text:p>
                <draw:g>
                  <svg:desc>'Editing Photo'.D19:'Editing Photo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imp</text:p>
                <draw:g>
                  <svg:desc>'Editing Photo'.C20:'Editing Photo'.C21</svg:desc>
                </draw:g>
              </table:table-cell>
              <table:table-cell office:value-type="float" office:value="20">
                <text:p>20</text:p>
                <draw:g>
                  <svg:desc>'Editing Photo'.D20:'Editing Photo'.D21</svg:desc>
                </draw:g>
              </table:table-cell>
            </table:table-row>
            <table:table-row>
              <table:table-cell office:value-type="string">
                <text:p>Krita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42cm" svg:height="6.801cm" xlink:href=".." xlink:type="simple" chart:class="chart:bar" chart:style-name="ch1">
        <chart:legend chart:legend-position="end" svg:x="10.123cm" svg:y="3.14cm" style:legend-expansion="high" chart:style-name="ch2"/>
        <chart:plot-area chart:style-name="ch3" table:cell-range-address="'Editing Suara'.C19:'Editing Suara'.D21" chart:data-source-has-labels="both" svg:x="0.258cm" svg:y="0.136cm" svg:width="9.607cm" svg:height="6.529cm">
          <chartooo:coordinate-region svg:x="0.879cm" svg:y="0.296cm" svg:width="8.986cm" svg:height="5.801cm"/>
          <chart:axis chart:dimension="x" chart:name="primary-x" chart:style-name="ch4" chartooo:axis-type="auto">
            <chartooo:date-scale/>
            <chart:categories table:cell-range-address="'Editing Suara'.C20:'Editing Suara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iting Suara'.D20:'Editing Suara'.D21" chart:label-cell-address="'Editing Suara'.D19:'Editing Suara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ing Suara</text:p>
                <draw:g>
                  <svg:desc>'Editing Suara'.D19:'Editing Suara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acity</text:p>
                <draw:g>
                  <svg:desc>'Editing Suara'.C20:'Editing Suara'.C21</svg:desc>
                </draw:g>
              </table:table-cell>
              <table:table-cell office:value-type="float" office:value="16">
                <text:p>16</text:p>
                <draw:g>
                  <svg:desc>'Editing Suara'.D20:'Editing Suara'.D21</svg:desc>
                </draw:g>
              </table:table-cell>
            </table:table-row>
            <table:table-row>
              <table:table-cell office:value-type="string">
                <text:p>Ardour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7cm" svg:height="6.987cm" xlink:href=".." xlink:type="simple" chart:class="chart:bar" chart:style-name="ch1">
        <chart:legend chart:legend-position="end" svg:x="10.182cm" svg:y="3.233cm" style:legend-expansion="high" chart:style-name="ch2"/>
        <chart:plot-area chart:style-name="ch3" table:cell-range-address="'Editing Vektor'.C19:'Editing Vektor'.D21" chart:data-source-has-labels="both" svg:x="0.262cm" svg:y="0.139cm" svg:width="9.658cm" svg:height="6.709cm">
          <chartooo:coordinate-region svg:x="0.883cm" svg:y="0.299cm" svg:width="9.037cm" svg:height="5.981cm"/>
          <chart:axis chart:dimension="x" chart:name="primary-x" chart:style-name="ch4" chartooo:axis-type="auto">
            <chartooo:date-scale/>
            <chart:categories table:cell-range-address="'Editing Vektor'.C20:'Editing Vektor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diting Vektor'.D20:'Editing Vektor'.D21" chart:label-cell-address="'Editing Vektor'.D19:'Editing Vektor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ing Vektor</text:p>
                <draw:g>
                  <svg:desc>'Editing Vektor'.D19:'Editing Vekto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kscape</text:p>
                <draw:g>
                  <svg:desc>'Editing Vektor'.C20:'Editing Vektor'.C21</svg:desc>
                </draw:g>
              </table:table-cell>
              <table:table-cell office:value-type="float" office:value="19">
                <text:p>19</text:p>
                <draw:g>
                  <svg:desc>'Editing Vektor'.D20:'Editing Vektor'.D21</svg:desc>
                </draw:g>
              </table:table-cell>
            </table:table-row>
            <table:table-row>
              <table:table-cell office:value-type="string">
                <text:p>Gvavi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69cm" svg:height="6.668cm" xlink:href=".." xlink:type="simple" chart:class="chart:bar" chart:style-name="ch1">
        <chart:legend chart:legend-position="end" svg:x="10.521cm" svg:y="3.074cm" style:legend-expansion="high" chart:style-name="ch2"/>
        <chart:plot-area chart:style-name="ch3" table:cell-range-address="'Text Editor'.C19:'Text Editor'.D21" chart:data-source-has-labels="both" svg:x="0.259cm" svg:y="0.133cm" svg:width="10.003cm" svg:height="6.402cm">
          <chartooo:coordinate-region svg:x="0.88cm" svg:y="0.293cm" svg:width="9.382cm" svg:height="5.674cm"/>
          <chart:axis chart:dimension="x" chart:name="primary-x" chart:style-name="ch4" chartooo:axis-type="auto">
            <chartooo:date-scale/>
            <chart:categories table:cell-range-address="'Text Editor'.C20:'Text Editor'.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xt Editor'.D20:'Text Editor'.D21" chart:label-cell-address="'Text Editor'.D19:'Text Editor'.D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 Editor</text:p>
                <draw:g>
                  <svg:desc>'Text Editor'.D19:'Text Editor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lime</text:p>
                <draw:g>
                  <svg:desc>'Text Editor'.C20:'Text Editor'.C21</svg:desc>
                </draw:g>
              </table:table-cell>
              <table:table-cell office:value-type="float" office:value="18">
                <text:p>18</text:p>
                <draw:g>
                  <svg:desc>'Text Editor'.D20:'Text Editor'.D21</svg:desc>
                </draw:g>
              </table:table-cell>
            </table:table-row>
            <table:table-row>
              <table:table-cell office:value-type="string">
                <text:p>Geany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